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Predeterminado-notes">
      <style:graphic-properties draw:stroke="none" draw:fill="none" draw:fill-color="#ffffff" draw:auto-grow-height="true" fo:min-height="13.363cm" draw:shadow="hidden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style:paragraph-properties fo:margin-left="0cm" fo:margin-right="0cm" fo:margin-top="0cm" fo:margin-bottom="0.502cm" fo:text-indent="0cm" style:line-break="strict"/>
    </style:style>
    <style:style style:name="P5" style:family="paragraph">
      <style:paragraph-properties fo:text-align="center"/>
    </style:style>
    <style:style style:name="P6" style:family="paragraph">
      <style:paragraph-properties fo:margin-left="1.199cm" fo:margin-right="0cm" fo:margin-top="0cm" fo:margin-bottom="0.502cm" fo:text-indent="-0.9cm" style:line-break="strict"/>
    </style:style>
    <style:style style:name="P7" style:family="paragraph">
      <style:paragraph-properties fo:margin-left="1.199cm" fo:margin-right="0cm" fo:margin-top="0cm" fo:margin-bottom="0.502cm" fo:text-indent="-0.9cm" style:line-break="strict"/>
      <style:text-properties fo:font-weight="bold" style:font-weight-asian="bold" style:font-weight-complex="bold"/>
    </style:style>
    <style:style style:name="P8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9" style:family="paragraph">
      <style:paragraph-properties fo:margin-left="1.199cm" fo:margin-right="0cm" fo:margin-top="0cm" fo:margin-bottom="0.502cm" fo:text-indent="-0.9cm" style:line-break="strict"/>
      <style:text-properties fo:font-weight="normal" style:font-weight-asian="normal" style:font-weight-complex="normal"/>
    </style:style>
    <style:style style:name="P10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11" style:family="paragraph">
      <style:paragraph-properties fo:margin-left="1.199cm" fo:margin-right="0cm" fo:margin-top="0cm" fo:margin-bottom="0.502cm" fo:text-align="center" fo:text-indent="-0.9cm" style:line-break="strict"/>
      <style:text-properties fo:font-weight="normal" style:font-weight-asian="normal" style:font-weight-complex="normal"/>
    </style:style>
    <style:style style:name="P12" style:family="paragraph">
      <style:paragraph-properties fo:margin-left="1.199cm" fo:margin-right="0cm" fo:margin-top="0cm" fo:margin-bottom="0.502cm" fo:text-align="start" fo:text-indent="-0.9cm" style:line-break="strict"/>
      <style:text-properties fo:font-weight="normal" style:font-weight-asian="normal" style:font-weight-complex="normal"/>
    </style:style>
    <style:style style:name="P13" style:family="paragraph">
      <style:paragraph-properties fo:margin-left="0cm" fo:margin-right="0cm" fo:text-indent="0cm" style:line-break="strict"/>
      <style:text-properties fo:font-size="40pt" style:font-size-asian="40pt" style:font-size-complex="40pt"/>
    </style:style>
    <style:style style:name="P14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5" style:family="paragraph">
      <style:paragraph-properties fo:margin-left="0cm" fo:margin-right="0cm" fo:text-indent="0cm" style:line-break="strict"/>
      <style:text-properties fo:font-size="44pt" style:font-size-asian="44pt" style:font-size-complex="44pt"/>
    </style:style>
    <style:style style:name="P16" style:family="paragraph">
      <style:paragraph-properties style:writing-mode="lr-tb" style:font-independent-line-spacing="true"/>
      <style:text-properties fo:font-size="44pt" style:font-size-asian="44pt" style:font-size-complex="44pt"/>
    </style:style>
    <style:style style:name="T1" style:family="text">
      <style:text-properties fo:color="#000000" fo:language="es" fo:country="ES"/>
    </style:style>
    <style:style style:name="T2" style:family="text">
      <style:text-properties fo:color="#000000" fo:font-size="24pt" fo:language="es" fo:country="ES" style:font-size-asian="24pt" style:font-size-complex="24pt"/>
    </style:style>
    <style:style style:name="T3" style:family="text">
      <style:text-properties fo:color="#000000" fo:language="es" fo:country="ES" fo:font-weight="bold" style:font-weight-asian="bold" style:font-weight-complex="bold"/>
    </style:style>
    <style:style style:name="T4" style:family="text">
      <style:text-properties fo:color="#000000" fo:language="es" fo:country="ES" fo:font-weight="normal" style:font-weight-asian="normal" style:font-weight-complex="normal"/>
    </style:style>
    <style:style style:name="T5" style:family="text">
      <style:text-properties fo:color="#000000" fo:language="es" fo:country="E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000000" fo:language="es" fo:country="E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language="es" fo:country="E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 fo:font-size="40pt" fo:language="es" fo:country="ES" style:font-size-asian="40pt" style:font-size-complex="40pt"/>
    </style:style>
    <style:style style:name="T9" style:family="text">
      <style:text-properties fo:color="#000000" fo:font-size="44pt" fo:language="es" fo:country="ES" style:font-size-asian="44pt" style:font-size-complex="44pt"/>
    </style:style>
    <style:style style:name="T10" style:family="text">
      <style:text-properties fo:color="#000000" fo:font-size="36pt" fo:language="es" fo:country="ES" style:font-size-asian="36pt" style:font-size-complex="36pt"/>
    </style:style>
    <style:style style:name="T11" style:family="text">
      <style:text-properties fo:color="#000000" fo:font-size="36pt" fo:language="es" fo:country="ES" fo:font-style="italic" style:font-size-asian="36pt" style:font-style-asian="italic" style:font-size-complex="36pt" style:font-style-complex="italic"/>
    </style:style>
    <style:style style:name="T12" style:family="text">
      <style:text-properties fo:color="#000000" fo:font-size="36pt" fo:language="es" fo:country="ES" fo:font-style="normal" style:font-size-asian="36pt" style:font-style-asian="normal" style:font-size-complex="36pt" style:font-style-complex="normal"/>
    </style:style>
    <style:style style:name="T13" style:family="text">
      <style:text-properties fo:color="#000000" fo:font-size="36pt" fo:language="es" fo:country="E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color="#000000" fo:font-size="36pt" fo:language="es" fo:country="E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color="#000000" fo:language="es" fo:country="ES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fo:language="es" fo:country="ES" fo:font-style="normal" style:font-style-asian="normal" style:font-style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text-style-name="P2" draw:id="id2" draw:layer="layout" svg:width="25.197cm" svg:height="3.873cm" svg:x="1.397cm" svg:y="0.652cm" presentation:class="title" presentation:user-transformed="true">
          <draw:text-box>
            <text:p text:style-name="P1"><text:span text:style-name="T1">UNIDAD 14: MATERIALES DE CONSTRUCCIÓN</text:span></text:p>
          </draw:text-box>
        </draw:frame>
        <draw:custom-shape draw:style-name="gr1" draw:text-style-name="P2" draw:layer="layout" svg:width="22.498cm" svg:height="2.35cm" svg:x="2.999cm" svg:y="13cm">
          <text:p text:style-name="P3"><text:span text:style-name="T2">TECNOLOGÍA INDUSTRIAL 1º BACHILLERATO</text:span></text:p>
          <text:p text:style-name="P3"><text:span text:style-name="T2">IES EDUARDO VALENCIA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draw:id="id3">
        <office:forms form:automatic-focus="false" form:apply-design-mode="false"/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1">ÍNDICE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4"><text:span text:style-name="T1">CLASIFICACIÓN</text:span></text:p>
              </text:list-item>
              <text:list-item>
                <text:p text:style-name="P4"><text:span text:style-name="T1">MATERIALES PÉTREOS</text:span></text:p>
              </text:list-item>
              <text:list-item>
                <text:p text:style-name="P4"><text:span text:style-name="T1">MATERIALES CERÁMICOS</text:span></text:p>
              </text:list-item>
              <text:list-item>
                <text:p text:style-name="P4"><text:span text:style-name="T1">EL VIDRIO</text:span></text:p>
              </text:list-item>
              <text:list-item>
                <text:p text:style-name="P4"><text:span text:style-name="T1">MATERIALES AGLOMERANTES</text:span></text:p>
              </text:list-item>
              <text:list-item>
                <text:p text:style-name="P4"><text:span text:style-name="T1">PRODUCTOS AGLOMERADOS</text:span></text:p>
              </text:list-item>
              <text:list-item>
                <text:p text:style-name="P4"><text:span text:style-name="T1">MATERIALES REFORZADOS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fill="hold" presentation:node-type="main-sequence"/>
        </anim:par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draw:id="id4">
        <office:forms form:automatic-focus="false" form:apply-design-mode="false"/>
        <draw:frame presentation:style-name="pr1" draw:text-style-name="P2" draw:id="id5" draw:layer="layout" svg:width="25.197cm" svg:height="3.256cm" svg:x="1.397cm" svg:y="0.96cm" presentation:class="title" presentation:user-transformed="true">
          <draw:text-box>
            <text:p text:style-name="P1"><text:span text:style-name="T1">1. CLASIFICACIÓN</text:span></text:p>
          </draw:text-box>
        </draw:frame>
        <draw:frame draw:style-name="gr3" draw:layer="layout" svg:width="6cm" svg:height="1.835cm" svg:x="1cm" svg:y="10cm">
          <draw:text-box>
            <text:p>MATERIALES DE CONSTRUCCIÓN</text:p>
          </draw:text-box>
        </draw:frame>
        <draw:custom-shape draw:style-name="gr4" draw:text-style-name="P5" draw:layer="layout" svg:width="1.5cm" svg:height="12cm" svg:x="7cm" svg:y="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4.5cm" svg:height="1.043cm" svg:x="8cm" svg:y="6.957cm">
          <draw:text-box>
            <text:p>NATURALES</text:p>
          </draw:text-box>
        </draw:frame>
        <draw:frame draw:style-name="gr3" draw:layer="layout" svg:width="5cm" svg:height="1.043cm" svg:x="8.5cm" svg:y="15.457cm">
          <draw:text-box>
            <text:p>ARTIFICIALES</text:p>
          </draw:text-box>
        </draw:frame>
        <draw:custom-shape draw:style-name="gr4" draw:text-style-name="P5" draw:layer="layout" svg:width="1.5cm" svg:height="8cm" svg:x="12.5cm" svg:y="3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4.5cm" svg:height="1.043cm" svg:x="14.5cm" svg:y="3.5cm">
          <draw:text-box>
            <text:p>PÉTREOS</text:p>
          </draw:text-box>
        </draw:frame>
        <draw:frame draw:style-name="gr3" draw:layer="layout" svg:width="4.5cm" svg:height="1.043cm" svg:x="14cm" svg:y="6.957cm">
          <draw:text-box>
            <text:p>CERÁMICOS</text:p>
          </draw:text-box>
        </draw:frame>
        <draw:frame draw:style-name="gr3" draw:layer="layout" svg:width="4.5cm" svg:height="1.043cm" svg:x="14.5cm" svg:y="10.457cm">
          <draw:text-box>
            <text:p>VIDRIOS</text:p>
          </draw:text-box>
        </draw:frame>
        <draw:custom-shape draw:style-name="gr4" draw:text-style-name="P5" draw:layer="layout" svg:width="2cm" svg:height="6.5cm" svg:x="13.5cm" svg:y="1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layer="layout" svg:width="7cm" svg:height="1.043cm" svg:x="16cm" svg:y="14.957cm">
          <draw:text-box>
            <text:p>AGLOMERADOS</text:p>
          </draw:text-box>
        </draw:frame>
        <draw:frame draw:style-name="gr5" draw:layer="layout" svg:width="7cm" svg:height="1.043cm" svg:x="16cm" svg:y="12.458cm">
          <draw:text-box>
            <text:p>AGLOMERANTES</text:p>
          </draw:text-box>
        </draw:frame>
        <draw:frame draw:style-name="gr5" draw:layer="layout" svg:width="5.5cm" svg:height="1.835cm" svg:x="16cm" svg:y="17.5cm">
          <draw:text-box>
            <text:p>CEMENTOS REFORZADOS</text:p>
          </draw:text-box>
        </draw:frame>
        <anim:par presentation:node-type="timing-root">
          <anim:par smil:begin="id4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draw:id="id6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ATERIALES PÉTREOS</text:span></text:p>
          </draw:text-box>
        </draw:frame>
        <draw:frame presentation:style-name="pr4" draw:text-style-name="P2" draw:id="id7" draw:layer="layout" svg:width="25.197cm" svg:height="13.86cm" svg:x="1.397cm" svg:y="4.912cm" presentation:class="outline" presentation:user-transformed="true">
          <draw:text-box>
            <text:p text:style-name="P6"><text:span text:style-name="T1">SON TODOS LOS AGREGADOS NATURALES DE MINERALES (PIEDRA).</text:span></text:p>
            <text:p text:style-name="P6"><text:span text:style-name="T1">TIENEN ELEVADA RESISTENCIA A LA COMPRESIÓN, PERO BAJA RESISTENCIA A LA TRACCIÓN Y SON MUY FRÁGILES.</text:span></text:p>
            <text:p text:style-name="P6"><text:span text:style-name="T1">ALGUNOS EJEMPLOS: GRANITO, DIORITA, PIEDRA PÓMEZ, ARENISCAS, CALCITA, PIZARRA Y MÁRMOL.</text:span></text:p>
          </draw:text-box>
        </draw:frame>
        <anim:par presentation:node-type="timing-root">
          <anim:par smil:begin="id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draw:id="id8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ATERIALES PÉTREOS</text:span></text:p>
          </draw:text-box>
        </draw:frame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3">MATERIALES GRANULADOS:</text:span><text:span text:style-name="T4"> HARINA, ARENA, GRAVILLA, GRAVA Y GUIJARROS.</text:span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draw:id="id9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3. MATERIALES CERÁMICOS</text:span></text:p>
          </draw:text-box>
        </draw:frame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4">SE OBTIENEN MOLDEANDO ARCILLA Y COCIÉNDOLA A CONTINUACIÓN. </text:span></text:p>
            <text:p text:style-name="P9"><text:span text:style-name="T4">SON SILICATOS DE ALUMINIO HIDRATADOS, DUROS Y FRÁGILES, QUÍMICAMENTE INERTES, Y RESISTENTES A ELEVADAS TEMPERATURAS.</text:span></text:p>
            <text:p text:style-name="P9"><text:span text:style-name="T4">PUEDEN SER </text:span><text:span text:style-name="T3">POROSOS </text:span><text:span text:style-name="T4">E </text:span><text:span text:style-name="T3">IMPERMEABLES</text:span><text:span text:style-name="T4">.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draw:id="id10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3. MATERIALES CERÁMICOS</text:span></text:p>
          </draw:text-box>
        </draw:frame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3">ARCILLAS COCIDAS</text:span><text:span text:style-name="T4">: CONTIENEN ÓXIDO DE HIERRO. EL PROCESO DE COCCIÓN SUCEDE ENTRE 800ºC Y 1100 ºC. TIENEN ELEVADA RESISTENCIA MECÁNICA. EJEMPLOS: LADRILLOS, TEJAS Y PIEZAS DE ALFARERÍA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draw:id="id11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3. MATERIALES CERÁMICOS</text:span></text:p>
          </draw:text-box>
        </draw:frame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3">LOZA: </text:span><text:span text:style-name="T4">ARCILLA MOLDEADA Y COCIDA QUE SE RECUBRE DE UN BARNIZ O ESMALTE, PARA COCERLO A CONTINUACIÓN POR SEGUNDA VEZ.</text:span></text:p>
            <text:p text:style-name="P7"><text:span text:style-name="T4">TIPOS DE LOZAS: CACHARRERÍA BARNIZADA, LOZA COMÚN, LOZA FINA Y LOZA PARA LA CONSTRUCCIÓN.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1+width/2;x" smil:keyTimes="0;1"/>
                  <anim:animate smil:dur="0.5s" smil:fill="hold" smil:targetElement="id7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draw:id="id12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3. MATERIALES CERÁMICOS</text:span></text:p>
          </draw:text-box>
        </draw:frame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3">PORCELANA:</text:span><text:span text:style-name="T4"> ES ARCILLA COCIDA </text:span><text:span text:style-name="T3">COMPLETAMENTE VITRIFICADA</text:span><text:span text:style-name="T4">, DESPUÉS DE UNA DOBLE COCCIÓN. PUEDEN SER </text:span><text:span text:style-name="T3">PORCELANAS BLANDAS</text:span><text:span text:style-name="T4"> (SEGUNDA COCCIÓN A 1250ºC) O </text:span><text:span text:style-name="T3">PORCELANAS DURAS</text:span><text:span text:style-name="T4"> (SEGUNDA COCCIÓN A 1400 ºC)</text:span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draw:id="id13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3. MATERIALES CERÁMICOS</text:span></text:p>
          </draw:text-box>
        </draw:frame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3">GRES: </text:span><text:span text:style-name="T4">MATERIAL CERÁMICO VITRIFICADO A BASE DE ARCILLA PLÁSTICA Y ARENA DE CUARZO. ES IMPERMEABLE, RESISTENTE Y REFRACTARIO, Y SE FABRICA DE MODO PARECIDO A LA PORCELANA. SE UTILIZA EN ORNAMENTACIÓN Y EN PAVIMENTACIÓN.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draw:id="id14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4. EL VIDRIO</text:span></text:p>
          </draw:text-box>
        </draw:frame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4">EL VIDRIO ES UN MATERIAL AMORFO, TRANSPARENTE O TRANSLÚCIDO, DURO, FRÁGIL, CON BUENA RESISTENCIA QUÍMICA Y AISLAMIENTO TÉRMICO Y ELÉCTRICO. PRESENTA ELEVADA RESISTENCIA A LA TRACCIÓN Y A LA COMPRESIÓN (SUPERA INCLUSO AL HORMIGÓN).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draw:id="id15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4. EL VIDRIO</text:span></text:p>
          </draw:text-box>
        </draw:frame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4">EL VIDRIO SE OBTIENE FUNDIENDO ARENA DE CUARZO, CALIZA (ESTABILIZANTE) Y SOSA (FUNDENTE). LA MEZCLA SE DERRITE EN EL HORNO, OBTENIENDO UN MATERIAL FRÁGIL Y QUEBRADIZO SI SE ENFRÍA RÁPIDAMENTE, O UN MATERIAL DESVITRIFICADO SI SE ENFRÍA LENTAMENTE. PARA REDUCIR LA FRAGILIDAD, SE SUELE SOMETER EL VIDRIO A UN RECOCIDO POSTERIOR.</text:span></text:p>
          </draw:text-box>
        </draw:frame>
        <anim:par presentation:node-type="timing-root">
          <anim:par smil:begin="id15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draw:id="id16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4. EL VIDRIO</text:span></text:p>
          </draw:text-box>
        </draw:frame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3">VIDRIO PLANO</text:span><text:span text:style-name="T4">: SE FABRICA POR EL </text:span><text:span text:style-name="T5">MÉTODO DE FLOTACIÓN</text:span><text:span text:style-name="T6">. CONSISTE EN EXTRAER EL VIDRIO DEL HORNO POR UNA RANURA QUE DETERMINA EL GROSOR DE LA LÁMINA, Y HACERLO PASAR MEDIANTE RODILLOS POR UN BAÑO DE ESTAÑO FUNDIDO, SOBRE EL QUE FLOTA Y SE APLANA. EL TÚNEL DE ENFRIAMIENTO POSTERIOR FACILITA EL RECOCIDO DEL VIDRIO.</text:span></text:p>
          </draw:text-box>
        </draw:frame>
        <anim:par presentation:node-type="timing-root">
          <anim:par smil:begin="id1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draw:id="id17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4. EL VIDRIO</text:span></text:p>
          </draw:text-box>
        </draw:frame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3">VIDRIO HUECO (BOTELLAS, FRASCOS...)</text:span><text:span text:style-name="T4">: SE OBTIENE POR </text:span><text:span text:style-name="T5">SOPLADO</text:span><text:span text:style-name="T4">, ARTESANAL O AUTOMATIZADO. CONSISTE EN INTRODUCIR UNA CAÑA EN EL VIDRIO FUNDIDO, A CONTINUACIÓN METERLA EN EL MOLDE, Y SOPLAR.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draw:id="id18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4. EL VIDRIO</text:span></text:p>
          </draw:text-box>
        </draw:frame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3">VIDRIO COLADO: </text:span><text:span text:style-name="T4">LÁMINAS DE DISTINTOS ESPESORES (PLANCHAS DE MESAS, ETC...). SE PUEDE OBTENER POR </text:span><text:span text:style-name="T5">COLADA </text:span><text:span text:style-name="T6">(SE VIERTE EL VIDRIO FUNDIDO EN UNA MESA Y SE LAMINA CON UN RODILLO)</text:span><text:span text:style-name="T6"> O POR </text:span><text:span text:style-name="T5">LAMINADO</text:span><text:span text:style-name="T6"> (SE HACE PASAR EL VIDRIO FUNDIDO POR ENTRE DOS LADRILLOS LAMINADORES.</text:span><text:span text:style-name="T6">.</text:span></text:p>
          </draw:text-box>
        </draw:frame>
        <anim:par presentation:node-type="timing-root">
          <anim:par smil:begin="id1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draw:id="id19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4. EL VIDRIO</text:span></text:p>
          </draw:text-box>
        </draw:frame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3">VIDRIO PRENSADO</text:span><text:span text:style-name="T4">: SE VIERTE EL VIDRIO EN UN MOLDE METÁLICO, Y A CONTINUACIÓN SE COMPRIME (ESTAMPA) CON UNA ESTAMPA. EJ: CENICEROS.</text:span></text:p>
          </draw:text-box>
        </draw:frame>
        <anim:par presentation:node-type="timing-root">
          <anim:par smil:begin="id1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draw:id="id20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4. EL VIDRIO</text:span></text:p>
          </draw:text-box>
        </draw:frame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1">FIBRA DE VIDRIO:</text:span><text:span text:style-name="T4"> SE HACE PASAR EL VIDRIO FUNDIDO POR UNA CHAPA AGUJEREADA. LOS HILOS OBTENIDOS SE DESILACHAN Y SECAN, SE ESTIRAN, SE TORSIONAN Y SE ENROLLAN EN UNA BOBINA.</text:span></text:p>
            <text:p text:style-name="P7"><text:span text:style-name="T4">LA FIBRA DE VIDRIO SE UTILIZA COMO AISLANTE Y EN LA FABRICACIÓN DE FIBRAS ÓPTICAS.</text:span></text:p>
          </draw:text-box>
        </draw:frame>
        <anim:par presentation:node-type="timing-root">
          <anim:par smil:begin="id2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draw:id="id21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4. EL VIDRIO</text:span></text:p>
          </draw:text-box>
        </draw:frame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3">DERIVADOS DEL VIDRIO</text:span><text:span text:style-name="T4">: ESTÁN EL </text:span><text:span text:style-name="T5">VIDRIO DE VENTANA</text:span><text:span text:style-name="T6"> (DERIVADO DEL VIDRIO PLANO), EL </text:span><text:span text:style-name="T5">VIDRIO ARMADO</text:span><text:span text:style-name="T6"> (VIDRIO COLADO EN EL QUE SE HA INTRODUCIDO UNA MALLA METÁLICA), EL </text:span><text:span text:style-name="T5">VIDRIO DE SEGURIDAD</text:span><text:span text:style-name="T6">, DE UNA O VARIAS LUNAS), O EL </text:span><text:span text:style-name="T5">VIDRIO ANTIREFLECTANTE</text:span><text:span text:style-name="T6"> (UNA DE LAS CARAS TIENE UNA CAPA DURA Y RESISTENTE QUE IMPIDE LA REFLEXIÓN DE LA LUZ).</text:span></text:p>
          </draw:text-box>
        </draw:frame>
        <anim:par presentation:node-type="timing-root">
          <anim:par smil:begin="id2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draw:id="id22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5. MATERIALES AGLOMERANTES</text:span></text:p>
          </draw:text-box>
        </draw:frame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4">SON MATERIALES QUE SE AMASAN DE MODO QUE FRAGÜEN Y SE ENDUREZCAN AL SECARSE.</text:span></text:p>
            <text:p text:style-name="P9"><text:span text:style-name="T4">LOS MATERIALES AGLOMERANTES PUEDEN SER </text:span><text:span text:style-name="T3">AÉREOS</text:span><text:span text:style-name="T4"> (NO TIENEN ARCILLA Y SÓLO FRAGUAN EN CONTACTO CON EL AIRE) O HIDRÁULICOS (CONTIENEN ARCILLA Y FRAGUAN TANTO EN AIRE COMO EN AGUA).</text:span></text:p>
          </draw:text-box>
        </draw:frame>
        <anim:par presentation:node-type="timing-root">
          <anim:par smil:begin="id2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draw:id="id23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5. MATERIALES AGLOMERANTES</text:span></text:p>
          </draw:text-box>
        </draw:frame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4">AGLOMERANTES AÉREOS SON EL </text:span><text:span text:style-name="T3">YESO</text:span><text:span text:style-name="T4"> Y LA </text:span><text:span text:style-name="T3">CAL AÉREA</text:span><text:span text:style-name="T4">.</text:span></text:p>
            <text:p text:style-name="P9"><text:span text:style-name="T4">AGLOMERANTES HIDRÁULICOS SON </text:span><text:span text:style-name="T3">CEMENTOS</text:span><text:span text:style-name="T4">, </text:span><text:span text:style-name="T3">PUZOLANAS</text:span><text:span text:style-name="T4"> Y LA </text:span><text:span text:style-name="T3">CAL HIDRÁULICA.</text:span></text:p>
          </draw:text-box>
        </draw:frame>
        <anim:par presentation:node-type="timing-root">
          <anim:par smil:begin="id2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 draw:id="id24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5. MATERIALES AGLOMERANTES: EL YESO</text:span></text:p>
          </draw:text-box>
        </draw:frame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1">ES </text:span><text:span text:style-name="T3">SULFATO DE CALCIO DIHIDRATADO</text:span></text:p>
            <text:p text:style-name="P11"><text:span text:style-name="T3">(CaSO4·2H2O)</text:span></text:p>
            <text:p text:style-name="P12"><text:span text:style-name="T4">ES DE COLOR BLANCO LECHOSO, SE EXTRAE DE CANTERAS A CIELO ABIERTO, SE MUELE Y SE CUECE A TEMPERATURAS SUPERIORES A 120 ºC. LA COCCIÓN TRADICIONAL SE REALIZA EN </text:span><text:span text:style-name="T5">HORNOS DE LEÑA</text:span><text:span text:style-name="T6">, EN </text:span><text:span text:style-name="T5">HORNOS DE CUBA</text:span><text:span text:style-name="T7"> </text:span><text:span text:style-name="T6">O EN </text:span><text:span text:style-name="T5">HORNOS ROTATORIOS.</text:span></text:p>
          </draw:text-box>
        </draw:frame>
        <anim:par presentation:node-type="timing-root">
          <anim:par smil:begin="id2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 draw:id="id25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5. MATERIALES AGLOMERANTES: EL YESO</text:span></text:p>
          </draw:text-box>
        </draw:frame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1">EL YESO PUEDE SER </text:span><text:span text:style-name="T3">NEGRO</text:span><text:span text:style-name="T4"> (REVOQUE Y ENLUCIDO NO VISTOS), </text:span><text:span text:style-name="T3">BLANCO</text:span><text:span text:style-name="T4"> (ENLUCIDO VISTO Y ESTUCADO), O </text:span><text:span text:style-name="T3">ESCAYOLA DE ALTA CALIDAD.</text:span></text:p>
          </draw:text-box>
        </draw:frame>
        <anim:par presentation:node-type="timing-root">
          <anim:par smil:begin="id25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 draw:id="id26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5. MATERIALES AGLOMERANTES: EL YESO</text:span></text:p>
          </draw:text-box>
        </draw:frame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1">EL YESO TIENE POCA RESISTNECIA MECÁNICA Y ES MUY SENSIBLE A LA HUMEDAD, PERO SE UTILIZA COMO AGLOMERANTE EN MUCHOS ASPECTOS DE LA CONSTRUCCIÓN.</text:span></text:p>
          </draw:text-box>
        </draw:frame>
        <anim:par presentation:node-type="timing-root">
          <anim:par smil:begin="id2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 draw:id="id27">
        <office:forms form:automatic-focus="false" form:apply-design-mode="false"/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1">LLAMADA </text:span><text:span text:style-name="T3">CAL VIVA,</text:span><text:span text:style-name="T4"> ES ÓXIDO DE CALCIO PROCEDENTE DE LA CALCINACIÓN DE CALIZA:</text:span></text:p>
            <text:p text:style-name="P11"><text:span text:style-name="T4">CaCO3----&gt;CO2+CaO</text:span></text:p>
            <text:p text:style-name="P12"><text:span text:style-name="T4">LA CAL VIVA SE HIDRATA Y SE CONVIERTE EN </text:span><text:span text:style-name="T3">CAL APAGADA</text:span><text:span text:style-name="T4">:</text:span></text:p>
            <text:p text:style-name="P11"><text:span text:style-name="T4">CaO+H2O----&gt;Ca(OH)2</text:span></text:p>
            <text:p text:style-name="P11"><text:span text:style-name="T4"/></text:p>
          </draw:text-box>
        </draw:frame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5. MATERIALES AGLOMERANTES: LA CAL AÉREA</text:span></text:p>
          </draw:text-box>
        </draw:frame>
        <anim:par presentation:node-type="timing-root">
          <anim:par smil:begin="id2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 draw:id="id28">
        <office:forms form:automatic-focus="false" form:apply-design-mode="false"/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4">ESTA CAL APAGADA FRAGUA LENTAMENTE EN EL AIRE, PERDIENDO EL AGUA Y REACCIONANDO CON EL DIÓXIDO DE CARBONO EN LA ATMÓSFERA:</text:span></text:p>
            <text:p text:style-name="P11"><text:span text:style-name="T4">Ca(OH)2+CO2----&gt;CaCO3+H2O</text:span></text:p>
            <text:p text:style-name="P12"><text:span text:style-name="T4">EL PROCESO TOTAL TARDA VARIOS MESES, EN PRESENCIA SÓLO DE AIRE SECO, Y LA CONTRACCIÓN QUE EXPERIMENTA PRODUCE GRIETAS EN LOS EDIFICIOS EN QUE SE UTILIZA. NO SE USA MUCHO EN LA ACTUALIDAD.</text:span></text:p>
          </draw:text-box>
        </draw:frame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5. MATERIALES AGLOMERANTES: LA CAL AÉREA</text:span></text:p>
          </draw:text-box>
        </draw:frame>
        <anim:par presentation:node-type="timing-root">
          <anim:par smil:begin="id2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 draw:id="id29">
        <office:forms form:automatic-focus="false" form:apply-design-mode="false"/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4">PROVIENEN DE LAS ROCAS CALIZAS CON CIERTA CANTIDAD DE ARCILLA. UNA VEZ FRAGUADA, PRESENTA PEQUEÑA RESISTENCIA MECÁNICA. SE UTILIZA EN EL ENLUCIDO DE PAREDES (ENCALADO)</text:span></text:p>
          </draw:text-box>
        </draw:frame>
        <draw:frame presentation:style-name="pr1" draw:text-style-name="P14" draw:layer="layout" svg:width="25.197cm" svg:height="3.521cm" svg:x="1.397cm" svg:y="0.828cm" presentation:class="title" presentation:user-transformed="true">
          <draw:text-box>
            <text:p text:style-name="P13"><text:span text:style-name="T8">5. MATERIALES AGLOMERANTES: <text:s/>CAL HIDRÁULICA</text:span></text:p>
          </draw:text-box>
        </draw:frame>
        <anim:par presentation:node-type="timing-root">
          <anim:par smil:begin="id2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 draw:id="id30">
        <office:forms form:automatic-focus="false" form:apply-design-mode="false"/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4">CONTIENEN SÍLICE. SE PULVERIZAN Y SE AMASAN CON CAL ORIGINANDO AGLOMERANTES HIDRÁULICOS. PUEDEN SER </text:span><text:span text:style-name="T3">NATURALES</text:span><text:span text:style-name="T4"> (SE OBTIENEN DE ROCAS Y SÓLO SE PULVERIZAN) O </text:span><text:span text:style-name="T3">ARTIFICIALES </text:span><text:span text:style-name="T4">(SE CALIENTAN ARCILLAS Y PIZARRAS, SE ENFRÍAN RÁPIDAMENTE Y SE PULVERIZAN).</text:span><text:span text:style-name="T4"> </text:span></text:p>
          </draw:text-box>
        </draw:frame>
        <draw:frame presentation:style-name="pr1" draw:text-style-name="P16" draw:layer="layout" svg:width="25.197cm" svg:height="3.873cm" svg:x="1.397cm" svg:y="0.652cm" presentation:class="title" presentation:user-transformed="true">
          <draw:text-box>
            <text:p text:style-name="P15"><text:span text:style-name="T9">5. MATERIALES AGLOMERANTES: <text:s/>PUZOLANAS</text:span></text:p>
          </draw:text-box>
        </draw:frame>
        <anim:par presentation:node-type="timing-root">
          <anim:par smil:begin="id3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 draw:id="id31">
        <office:forms form:automatic-focus="false" form:apply-design-mode="false"/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10">EL MÁS POPULAR ES EL </text:span><text:span text:style-name="T11">CEMENTO PORTLAND</text:span><text:span text:style-name="T12">. SE OBTIENE MEZCLANDO CaO, SiO2, Al2O3, Fe2O3, MgO Y SO3</text:span></text:p>
            <text:p text:style-name="P9"><text:span text:style-name="T13">-PREPARACIÓN DEL CRUDO:</text:span><text:span text:style-name="T14"> SE OBTIENEN LAS MATERIAS PRIMAS, SE MUELEN Y SE MEZCLAN.</text:span></text:p>
            <text:p text:style-name="P9"><text:span text:style-name="T13">-CALCINACIÓN:</text:span><text:span text:style-name="T14"> EN HORNO ROTATORIO. SE OBTIENE UNA MASA DE GRANOS DUROS (</text:span><text:span text:style-name="T13">CLÍNQUER</text:span><text:span text:style-name="T14">).</text:span></text:p>
            <text:p text:style-name="P9"><text:span text:style-name="T13">-MOLIENDA</text:span><text:span text:style-name="T14">: EL CLÍNQUER SE MUELE EN MOLINOS REFRIGERADOS, AÑADIENDO SULFATO DE CALCIO PARA REGULAR EL FRAGUADO POSTERIOR DEL CEMENTO</text:span><text:span text:style-name="T6">.</text:span></text:p>
          </draw:text-box>
        </draw:frame>
        <draw:frame presentation:style-name="pr1" draw:text-style-name="P16" draw:layer="layout" svg:width="25.197cm" svg:height="3.873cm" svg:x="1.397cm" svg:y="0.652cm" presentation:class="title" presentation:user-transformed="true">
          <draw:text-box>
            <text:p text:style-name="P15"><text:span text:style-name="T9">5. MATERIALES AGLOMERANTES: <text:s/>CEMENTOS</text:span></text:p>
          </draw:text-box>
        </draw:frame>
        <anim:par presentation:node-type="timing-root">
          <anim:par smil:begin="id3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 draw:id="id32">
        <office:forms form:automatic-focus="false" form:apply-design-mode="false"/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6">EL FRAGUADO SE PRODUCE EN DOS FASES, LA PRIMERA EN 24 HORAS, Y LA SEGUNDA EN TIEMPOS MÁS LENTOS (1 MES).</text:span></text:p>
          </draw:text-box>
        </draw:frame>
        <draw:frame presentation:style-name="pr1" draw:text-style-name="P16" draw:layer="layout" svg:width="25.197cm" svg:height="3.873cm" svg:x="1.397cm" svg:y="0.652cm" presentation:class="title" presentation:user-transformed="true">
          <draw:text-box>
            <text:p text:style-name="P15"><text:span text:style-name="T9">5. MATERIALES AGLOMERANTES: <text:s/>CEMENTOS</text:span></text:p>
          </draw:text-box>
        </draw:frame>
        <anim:par presentation:node-type="timing-root">
          <anim:par smil:begin="id3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 draw:id="id33">
        <office:forms form:automatic-focus="false" form:apply-design-mode="false"/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15">MORTEROS DE CEMENTO</text:span><text:span text:style-name="T6">: MEZCLA DE ARENA, AGUA Y CEMENTO</text:span></text:p>
            <text:p text:style-name="P7"><text:span text:style-name="T15">HORMIGÓN</text:span><text:span text:style-name="T6">: MEZCLA DE ARENA, AGUA, CEMENTO Y GRAVA. EL CEMENTO </text:span></text:p>
            <text:p text:style-name="P7"><text:span text:style-name="T15">HORMIGÓN ARMADO:</text:span><text:span text:style-name="T6"> EL HORMIGÓN SE ENCOFRA CON UN ARMAZÓN DE VARILLAS DE ACERO, QUE PROPORCIONAN RESISTENCIA A LA TRACCIÓN</text:span></text:p>
            <text:p text:style-name="P7"><text:span text:style-name="T15">HORMIGÓN PRETENSADO: </text:span><text:span text:style-name="T6">EL ARMAZÓN DE ACERO DEL HORMIGÓN ARMADO SE TENSA PREVIAMENTE A SER INTRODUCIDO EN EL AGLOMERANTE.</text:span></text:p>
          </draw:text-box>
        </draw:frame>
        <draw:frame presentation:style-name="pr1" draw:text-style-name="P16" draw:layer="layout" svg:width="25.197cm" svg:height="3.873cm" svg:x="1.397cm" svg:y="0.652cm" presentation:class="title" presentation:user-transformed="true">
          <draw:text-box>
            <text:p text:style-name="P15"><text:span text:style-name="T9">5. MATERIALES AGLOMERANTES: <text:s/>CEMENTOS</text:span></text:p>
          </draw:text-box>
        </draw:frame>
        <anim:par presentation:node-type="timing-root">
          <anim:par smil:begin="id3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 draw:id="id34">
        <office:forms form:automatic-focus="false" form:apply-design-mode="false"/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16">CEMENTO</text:span><text:span text:style-name="T6">: DETERMINA LA IMPERMEABILIDAD Y RESISTENCIA MECÁNICA DEL MORTERO, PERO AUMENTA LA CONTRACCIÓN (GRIETAS).</text:span></text:p>
            <text:p text:style-name="P7"><text:span text:style-name="T15">ÁRIDOS</text:span><text:span text:style-name="T6">: DETERMINAN LA RESISTENCIA A TRACCIÓN DEL HORMIGÓN. CONVIENE QUE LA GRAVA SEA ÁSPERA.</text:span></text:p>
          </draw:text-box>
        </draw:frame>
        <draw:frame presentation:style-name="pr1" draw:text-style-name="P16" draw:layer="layout" svg:width="25.197cm" svg:height="3.873cm" svg:x="1.397cm" svg:y="0.652cm" presentation:class="title" presentation:user-transformed="true">
          <draw:text-box>
            <text:p text:style-name="P15"><text:span text:style-name="T9">5. MATERIALES AGLOMERANTES: <text:s/>CEMENTOS</text:span></text:p>
          </draw:text-box>
        </draw:frame>
        <anim:par presentation:node-type="timing-root">
          <anim:par smil:begin="id3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 draw:id="id35">
        <office:forms form:automatic-focus="false" form:apply-design-mode="false"/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16">PIEDRA ARTIFICIAL</text:span><text:span text:style-name="T6">: SE FORMA CON TROZOS DE PIEDRAS NATURALES UNIDAS POR HORMIGÓN</text:span></text:p>
            <text:p text:style-name="P7"><text:span text:style-name="T16">LADRILLOS DE ESCORIA</text:span><text:span text:style-name="T6">: LA ESCORIA DE LOS ALTOS HORNOS SE AGLOMERA CON CEMENTO.</text:span></text:p>
          </draw:text-box>
        </draw:frame>
        <draw:frame presentation:style-name="pr1" draw:text-style-name="P16" draw:layer="layout" svg:width="25.197cm" svg:height="3.256cm" svg:x="1.397cm" svg:y="0.96cm" presentation:class="title" presentation:user-transformed="true">
          <draw:text-box>
            <text:p text:style-name="P15"><text:span text:style-name="T9">6. PRODUCTOS AGLOMERADOS</text:span></text:p>
          </draw:text-box>
        </draw:frame>
        <anim:par presentation:node-type="timing-root">
          <anim:par smil:begin="id35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1+width/2;x" smil:keyTimes="0;1"/>
                  <anim:animate smil:dur="0.5s" smil:fill="hold" smil:targetElement="id7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 draw:id="id36">
        <office:forms form:automatic-focus="false" form:apply-design-mode="false"/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16">FIBROCEMENTO</text:span><text:span text:style-name="T6">: EL CEMENTO SE REFUERZA CON CEMENTO PORTLAND. ES EL CASO DE LA URALITA.</text:span></text:p>
            <text:p text:style-name="P7"><text:span text:style-name="T15">CEMENTO REFORZADO CON FIBRA DE VIDRIO</text:span><text:span text:style-name="T6">: AISLANTE DEL CALOR Y RESISTENTE AL FUEGO, TRANSPARENTE A CAMPOS ELECTROMAGNÉTICOS (TELECOMUNICACIONES)</text:span></text:p>
            <text:p text:style-name="P7"><text:span text:style-name="T15">HORMIGÓN REFORZADO CON FIBRA DE CARBONO</text:span></text:p>
          </draw:text-box>
        </draw:frame>
        <draw:frame presentation:style-name="pr1" draw:text-style-name="P16" draw:layer="layout" svg:width="25.197cm" svg:height="3.256cm" svg:x="1.397cm" svg:y="0.96cm" presentation:class="title" presentation:user-transformed="true">
          <draw:text-box>
            <text:p text:style-name="P15"><text:span text:style-name="T9">7. MATERIALES REFORZADOS</text:span></text:p>
          </draw:text-box>
        </draw:frame>
        <anim:par presentation:node-type="timing-root">
          <anim:par smil:begin="id3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 fo:padding-top="0cm" fo:padding-bottom="0cm" fo:padding-left="0cm" fo:padding-right="0cm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10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fo:padding-top="0cm" fo:padding-bottom="0cm" fo:padding-left="0cm" fo:padding-right="0cm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 style:writing-mode="lr-tb"/>
    </style:style>
    <style:style style:name="MP4" style:family="paragraph">
      <style:paragraph-properties fo:margin-left="0cm" fo:margin-right="0cm" fo:line-height="102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 style:writing-mode="lr-tb"/>
    </style:style>
    <style:style style:name="MP6" style:family="paragraph"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2%" fo:text-align="end" fo:text-indent="0cm" style:line-break="strict" style:writing-mode="lr-tb"/>
    </style:style>
    <style:style style:name="MP8" style:family="paragraph"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s" fo:country="E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3cm" svg:height="3.873cm" svg:x="1.397cm" svg:y="0.652cm" presentation:class="title" presentation:placeholder="true">
        <draw:text-box/>
      </draw:frame>
      <draw:frame presentation:style-name="Predeterminado-outline1" draw:layer="backgroundobjects" svg:width="25.193cm" svg:height="13.8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443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2cm" svg:height="1.443cm" svg:x="9.578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6.518cm" svg:height="1.443cm" svg:x="20.077cm" svg:y="19.129cm" presentation:class="page-number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rect draw:style-name="Mgr3" draw:text-style-name="MP9" draw:layer="backgroundobjects" svg:width="21cm" svg:height="29.7cm" svg:x="0cm" svg:y="0cm">
          <text:p/>
        </draw:rect>
        <draw:page-thumbnail presentation:style-name="Predeterminado-title" draw:layer="backgroundobjects" svg:width="14.843cm" svg:height="11.131cm" svg:x="3.073cm" svg:y="2.258cm" presentation:class="page"/>
        <draw:frame presentation:style-name="Predeterminado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4" draw:layer="backgroundobjects" svg:width="9.11cm" svg:height="1.483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8" draw:layer="backgroundobjects" svg:width="9.111cm" svg:height="1.483cm" svg:x="11.883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4" draw:layer="backgroundobjects" svg:width="9.11cm" svg:height="1.483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8" draw:layer="backgroundobjects" svg:width="9.111cm" svg:height="1.483cm" svg:x="11.883cm" svg:y="28.212cm" presentation:class="page-number">
          <draw:text-box>
            <text:p text:style-name="MP7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ula </meta:initial-creator>
    <meta:creation-date>2009-09-26T17:51:08</meta:creation-date>
    <dc:creator>Antonio Gómez</dc:creator>
    <dc:date>2010-02-24T13:20:17</dc:date>
    <meta:editing-cycles>45</meta:editing-cycles>
    <meta:editing-duration>PT13H43M27S</meta:editing-duration>
    <meta:generator>OpenOffice.org/3.1$Linux OpenOffice.org_project/310m19$Build-9420</meta:generator>
    <meta:document-statistic meta:object-count="165"/>
  </office:meta>
</office:document-meta>
</file>